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89cm"/>
    </style:style>
    <style:style style:name="co3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0.50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number-columns-repeated="32" table:default-cell-style-name="Default"/>
        <table:table-row table:style-name="ro2">
          <table:table-cell office:value-type="string">
            <text:p>Hora Inicio Esp &gt; Hora Final Ing</text:p>
          </table:table-cell>
          <table:table-cell office:value-type="string">
            <text:p>No existe subtitulo creado</text:p>
          </table:table-cell>
          <table:table-cell table:number-columns-repeated="16"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</table:table-row>
        <table:table-row table:style-name="ro2">
          <table:table-cell office:value-type="string">
            <text:p>Hora Inicio Esp &lt; Hora Inicio Ing</text:p>
          </table:table-cell>
          <table:table-cell office:value-type="string">
            <text:p>Ya había comenzado subtitulo Esp</text:p>
          </table:table-cell>
          <table:table-cell table:number-columns-repeated="8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2">
          <table:table-cell office:value-type="string">
            <text:p>Hora Final Esp &gt; Hora Final Ing</text:p>
          </table:table-cell>
          <table:table-cell office:value-type="string">
            <text:p>El subtitulo Esp continua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Subtitulo lleno</text:p>
          </table:table-cell>
          <table:table-cell office:value-type="string">
            <text:p>Hay que dividir el subtitu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Hora Final Ing &gt; Hora Inicio Esp Siguiente</text:p>
          </table:table-cell>
          <table:table-cell office:value-type="string">
            <text:p>Ing se solapa con el siguiente E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number-columns-repeated="34"/>
        </table:table-row>
        <table:table-row table:style-name="ro2">
          <table:table-cell office:value-type="string">
            <text:p>Insertar Subtitulo Ing</text:p>
          </table:table-cell>
          <table:table-cell table:style-name="ce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Incluir en subtitulo Esp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Hora Inicio Esp = Hora Inicio Ing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Hora Fin Esp = Hora Fin Ing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0"/>
        </table:table-row>
        <table:table-row table:style-name="ro2">
          <table:table-cell office:value-type="string">
            <text:p>Siguiente subtitulo Ing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6"/>
        </table:table-row>
        <table:table-row table:style-name="ro2">
          <table:table-cell office:value-type="string">
            <text:p>Siguiente subtitulo Esp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2">
          <table:table-cell office:value-type="string">
            <text:p>Hora Inicio Esp Siguiente = Hora Final Esp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2">
          <table:table-cell office:value-type="string">
            <text:p>Hora Final subti = Hora Inicio Siguiente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2">
          <table:table-cell office:value-type="string">
            <text:p>Hora Inicio subti = Hora Final Subti actual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4" table:number-rows-repeated="1048559">
          <table:table-cell table:number-columns-repeated="34"/>
        </table:table-row>
        <table:table-row table:style-name="ro4">
          <table:table-cell table:number-columns-repeated="34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19:45:2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allado</meta:initial-creator>
    <meta:creation-date>2014-01-26T23:28:25</meta:creation-date>
    <dc:date>2014-01-28T19:48:32</dc:date>
    <dc:creator>Carlos Callado</dc:creator>
    <meta:editing-duration>PT1H38M37S</meta:editing-duration>
    <meta:editing-cycles>5</meta:editing-cycles>
    <meta:generator>LibreOffice/3.6$Linux_X86_64 LibreOffice_project/360m1$Build-2</meta:generator>
    <meta:document-statistic meta:table-count="3" meta:cell-count="244" meta:object-count="0"/>
  </office:meta>
</office:document-meta>
</file>